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10" style:family="graphic" style:parent-style-name="standard">
      <style:graphic-properties draw:fill="solid" draw:fill-color="#00cc00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cm" svg:height="3.15cm" svg:x="3cm" svg:y="11.35cm">
          <text:p text:style-name="P1">Side A </text:p>
          <text:p text:style-name="P1">- int[]</text:p>
        </draw:rect>
        <draw:rect draw:style-name="gr1" draw:text-style-name="P1" draw:layer="layout" svg:width="5.5cm" svg:height="3.15cm" svg:x="2cm" svg:y="7.5cm">
          <text:p text:style-name="P1">Side A- </text:p>
          <text:p text:style-name="P1">cluster links</text:p>
          <text:p text:style-name="P1">-Cluster hashmap</text:p>
        </draw:rect>
        <draw:rect draw:style-name="gr1" draw:text-style-name="P1" draw:layer="layout" svg:width="3cm" svg:height="3.15cm" svg:x="13.5cm" svg:y="11.35cm">
          <text:p text:style-name="P1">Side b </text:p>
          <text:p text:style-name="P1">- int[]</text:p>
        </draw:rect>
        <draw:rect draw:style-name="gr1" draw:text-style-name="P1" draw:layer="layout" svg:width="5.5cm" svg:height="3.15cm" svg:x="12.5cm" svg:y="7.5cm">
          <text:p text:style-name="P1">Side b- </text:p>
          <text:p text:style-name="P1">cluster links</text:p>
          <text:p text:style-name="P1">-Cluster hashmap</text:p>
        </draw:rect>
        <draw:rect draw:style-name="gr1" draw:text-style-name="P1" draw:layer="layout" svg:width="8.5cm" svg:height="2.5cm" svg:x="5.5cm" svg:y="4cm">
          <text:p text:style-name="P1">Superclusters-</text:p>
          <text:p text:style-name="P1">New cluster details</text:p>
          <text:p text:style-name="P1">-cluster hashmap</text:p>
        </draw:rect>
        <draw:rect draw:style-name="gr1" draw:text-style-name="P1" draw:layer="layout" svg:width="7cm" svg:height="3cm" svg:x="19cm" svg:y="1cm">
          <text:p text:style-name="P1">All_clusters</text:p>
          <text:p text:style-name="P1">-cluster long term storage</text:p>
          <text:p text:style-name="P1">Cluster hashmap</text:p>
        </draw:rect>
        <draw:line draw:style-name="gr2" draw:text-style-name="P1" draw:layer="layout" svg:x1="4.5cm" svg:y1="10.5cm" svg:x2="4.5cm" svg:y2="11.5cm">
          <text:p/>
        </draw:line>
        <draw:line draw:style-name="gr2" draw:text-style-name="P1" draw:layer="layout" svg:x1="10cm" svg:y1="6.5cm" svg:x2="5cm" svg:y2="7.5cm">
          <text:p/>
        </draw:line>
        <draw:line draw:style-name="gr2" draw:text-style-name="P1" draw:layer="layout" svg:x1="10cm" svg:y1="6.5cm" svg:x2="14.5cm" svg:y2="7.5cm">
          <text:p/>
        </draw:line>
        <draw:line draw:style-name="gr2" draw:text-style-name="P1" draw:layer="layout" svg:x1="15cm" svg:y1="10.5cm" svg:x2="15cm" svg:y2="11.5cm">
          <text:p/>
        </draw:line>
        <draw:line draw:style-name="gr3" draw:text-style-name="P1" draw:layer="layout" svg:x1="14.5cm" svg:y1="4.5cm" svg:x2="18.5cm" svg:y2="4cm">
          <text:p text:style-name="P1"/>
          <text:p text:style-name="P1"/>
          <text:p text:style-name="P1">feeds</text:p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1" draw:text-style-name="P1" draw:layer="layout" svg:width="3cm" svg:height="1.5cm" svg:x="2.5cm" svg:y="7cm">
          <text:p text:style-name="P1">Parent </text:p>
          <text:p text:style-name="P1">clusterID</text:p>
        </draw:rect>
        <draw:frame draw:style-name="gr5" draw:layer="layout" svg:width="7.5cm" svg:height="1.675cm" svg:x="5cm" svg:y="1cm">
          <draw:text-box>
            <text:p>Cluster combination: basic case. </text:p>
          </draw:text-box>
        </draw:frame>
        <draw:rect draw:style-name="gr1" draw:text-style-name="P1" draw:layer="layout" svg:width="3cm" svg:height="1.5cm" svg:x="2.5cm" svg:y="5.5cm">
          <text:p text:style-name="P1">Side A</text:p>
          <text:p text:style-name="P1">cluster</text:p>
        </draw:rect>
        <draw:rect draw:style-name="gr1" draw:text-style-name="P1" draw:layer="layout" svg:width="3cm" svg:height="1.5cm" svg:x="17cm" svg:y="7cm">
          <text:p text:style-name="P1">No Parent</text:p>
        </draw:rect>
        <draw:rect draw:style-name="gr1" draw:text-style-name="P1" draw:layer="layout" svg:width="3cm" svg:height="1.5cm" svg:x="17cm" svg:y="5.5cm">
          <text:p text:style-name="P1">Side B</text:p>
          <text:p text:style-name="P1">cluster</text:p>
        </draw:rect>
        <draw:rect draw:style-name="gr1" draw:text-style-name="P1" draw:layer="layout" svg:width="4.5cm" svg:height="1.5cm" svg:x="2cm" svg:y="9.5cm">
          <text:p text:style-name="P1">Parent cluster</text:p>
        </draw:rect>
        <draw:line draw:style-name="gr2" draw:text-style-name="P1" draw:layer="layout" svg:x1="2cm" svg:y1="10.5cm" svg:x2="0.5cm" svg:y2="10.5cm">
          <text:p/>
        </draw:line>
        <draw:line draw:style-name="gr2" draw:text-style-name="P1" draw:layer="layout" svg:x1="0.5cm" svg:y1="10.5cm" svg:x2="0.5cm" svg:y2="12cm">
          <text:p/>
        </draw:line>
        <draw:line draw:style-name="gr2" draw:text-style-name="P1" draw:layer="layout" svg:x1="3.5cm" svg:y1="12cm" svg:x2="0.5cm" svg:y2="12cm">
          <text:p/>
        </draw:line>
        <draw:line draw:style-name="gr6" draw:text-style-name="P1" draw:layer="layout" svg:x1="3.5cm" svg:y1="12cm" svg:x2="3.5cm" svg:y2="11cm">
          <text:p/>
        </draw:line>
        <draw:frame draw:style-name="gr7" draw:layer="layout" svg:width="6cm" svg:height="2.387cm" svg:x="1cm" svg:y="12.5cm">
          <draw:text-box>
            <text:p>If has further linked parent cluster</text:p>
          </draw:text-box>
        </draw:frame>
        <draw:line draw:style-name="gr6" draw:text-style-name="P1" draw:layer="layout" svg:x1="4cm" svg:y1="8.5cm" svg:x2="4cm" svg:y2="9.5cm">
          <text:p/>
        </draw:line>
        <draw:line draw:style-name="gr6" draw:text-style-name="P1" draw:layer="layout" svg:x1="6.5cm" svg:y1="10.5cm" svg:x2="16.5cm" svg:y2="13.5cm">
          <text:p/>
        </draw:line>
        <draw:rect draw:style-name="gr1" draw:text-style-name="P1" draw:layer="layout" svg:width="4.5cm" svg:height="2cm" svg:x="16.5cm" svg:y="12.5cm">
          <text:p text:style-name="P1">Root parent</text:p>
        </draw:rect>
        <draw:line draw:style-name="gr6" draw:text-style-name="P1" draw:layer="layout" svg:x1="18.5cm" svg:y1="12.5cm" svg:x2="18.5cm" svg:y2="8.5cm">
          <text:p/>
        </draw:line>
        <draw:frame draw:style-name="gr8" draw:layer="layout" svg:width="6.5cm" svg:height="3.099cm" svg:x="9cm" svg:y="9.401cm">
          <draw:text-box>
            <text:p>Parent cluster <text:s/>= cluster ID</text:p>
          </draw:text-box>
        </draw:frame>
        <draw:frame draw:style-name="gr8" draw:layer="layout" svg:width="5cm" svg:height="3.099cm" svg:x="19cm" svg:y="9.5cm">
          <draw:text-box>
            <text:p>Links parent ID to new cluster</text:p>
          </draw:text-box>
        </draw:frame>
        <draw:frame draw:style-name="gr9" draw:layer="layout" svg:width="12.5cm" svg:height="4.523cm" svg:x="4cm" svg:y="16cm">
          <draw:text-box>
            <text:p>In case of both having parents connected, it searches to root parent of both, and sets the lowest ID'd cluster to be the new root parent on both chains.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uster combination step 2-setup.</text:p>
          </draw:text-box>
        </draw:frame>
        <draw:rect draw:style-name="gr1" draw:text-style-name="P1" draw:layer="layout" svg:width="10.5cm" svg:height="1.5cm" svg:x="0.5cm" svg:y="6cm">
          <text:p text:style-name="P1">New clusters from side comparison</text:p>
        </draw:rect>
        <draw:rect draw:style-name="gr10" draw:text-style-name="P1" draw:layer="layout" svg:width="9cm" svg:height="1.5cm" svg:x="17.5cm" svg:y="11cm">
          <text:p text:style-name="P1">All extant and connected sides</text:p>
        </draw:rect>
        <draw:rect draw:style-name="gr10" draw:text-style-name="P1" draw:layer="layout" svg:width="9cm" svg:height="1.5cm" svg:x="1cm" svg:y="11cm">
          <text:p text:style-name="P1">Compared sides</text:p>
        </draw:rect>
        <draw:rect draw:style-name="gr10" draw:text-style-name="P1" draw:layer="layout" svg:width="9cm" svg:height="1.5cm" svg:x="1cm" svg:y="13cm">
          <text:p text:style-name="P1">Unconnected sides</text:p>
        </draw:rect>
        <draw:rect draw:style-name="gr1" draw:text-style-name="P1" draw:layer="layout" svg:width="9cm" svg:height="1.5cm" svg:x="17.5cm" svg:y="6cm">
          <text:p text:style-name="P1">Already connected cluster info</text:p>
        </draw:rect>
        <draw:rect draw:style-name="gr1" draw:text-style-name="P1" draw:layer="layout" svg:width="10.5cm" svg:height="1.5cm" svg:x="0.5cm" svg:y="8cm">
          <text:p text:style-name="P1">Links between old cluster's ID's</text:p>
          <text:p text:style-name="P1"><text:s/>And the newly created ones</text:p>
        </draw:rect>
        <draw:rect draw:style-name="gr1" draw:text-style-name="P1" draw:layer="layout" svg:width="6.5cm" svg:height="1.5cm" svg:x="0.5cm" svg:y="17cm">
          <text:p text:style-name="P1">Hashmap =blue</text:p>
        </draw:rect>
        <draw:rect draw:style-name="gr10" draw:text-style-name="P1" draw:layer="layout" svg:width="6.5cm" svg:height="1.5cm" svg:x="0.5cm" svg:y="19cm">
          <text:p text:style-name="P1">Int[] = green</text:p>
        </draw:rect>
        <draw:frame draw:style-name="gr5" draw:layer="layout" svg:width="10.5cm" svg:height="0.963cm" svg:x="17.5cm" svg:y="13cm">
          <draw:text-box>
            <text:p>Possibly hold within an array- int[][]</text:p>
          </draw:text-box>
        </draw:frame>
        <draw:line draw:style-name="gr6" draw:text-style-name="P1" draw:layer="layout" svg:x1="21.5cm" svg:y1="13cm" svg:x2="21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45cm" presentation:class="title" presentation:user-transformed="true">
          <draw:text-box>
            <text:p>Stage 2.</text:p>
          </draw:text-box>
        </draw:frame>
        <draw:rect draw:style-name="gr1" draw:text-style-name="P1" draw:layer="layout" svg:width="10.5cm" svg:height="1.5cm" svg:x="0.5cm" svg:y="5.613cm">
          <text:p text:style-name="P1">New clusters from side comparison</text:p>
        </draw:rect>
        <draw:rect draw:style-name="gr1" draw:text-style-name="P1" draw:layer="layout" svg:width="9cm" svg:height="1.5cm" svg:x="17.5cm" svg:y="5.613cm">
          <text:p text:style-name="P1">Already connected cluster info</text:p>
        </draw:rect>
        <draw:line draw:style-name="gr6" draw:text-style-name="P1" draw:layer="layout" svg:x1="11.5cm" svg:y1="6.613cm" svg:x2="17.5cm" svg:y2="6.613cm">
          <text:p/>
        </draw:line>
        <draw:frame draw:style-name="gr5" draw:layer="layout" svg:width="5cm" svg:height="2.387cm" svg:x="12cm" svg:y="7.113cm">
          <draw:text-box>
            <text:p>Update/remove superceded clusters</text:p>
          </draw:text-box>
        </draw:frame>
        <draw:frame draw:style-name="gr5" draw:layer="layout" svg:width="5cm" svg:height="1.675cm" svg:x="11.5cm" svg:y="4.113cm">
          <draw:text-box>
            <text:p>Add in new clusters</text:p>
          </draw:text-box>
        </draw:frame>
        <draw:rect draw:style-name="gr10" draw:text-style-name="P1" draw:layer="layout" svg:width="9cm" svg:height="1.5cm" svg:x="0cm" svg:y="17.5cm">
          <text:p text:style-name="P1">All extant and connected sides</text:p>
        </draw:rect>
        <draw:rect draw:style-name="gr10" draw:text-style-name="P1" draw:layer="layout" svg:width="9cm" svg:height="1.5cm" svg:x="0cm" svg:y="14.5cm">
          <text:p text:style-name="P1">Compared sides</text:p>
        </draw:rect>
        <draw:rect draw:style-name="gr10" draw:text-style-name="P1" draw:layer="layout" svg:width="9cm" svg:height="1.5cm" svg:x="0cm" svg:y="16cm">
          <text:p text:style-name="P1">Unconnected sides</text:p>
        </draw:rect>
        <draw:rect draw:style-name="gr1" draw:text-style-name="P1" draw:layer="layout" svg:width="10.5cm" svg:height="1.5cm" svg:x="15.5cm" svg:y="14cm">
          <text:p text:style-name="P1">New clusters from side comparison</text:p>
        </draw:rect>
        <draw:line draw:style-name="gr2" draw:text-style-name="P1" draw:layer="layout" svg:x1="0cm" svg:y1="10cm" svg:x2="28cm" svg:y2="10cm">
          <text:p/>
        </draw:line>
        <draw:line draw:style-name="gr6" draw:text-style-name="P1" draw:layer="layout" svg:x1="5cm" svg:y1="14.5cm" svg:x2="5.5cm" svg:y2="12cm">
          <text:p/>
        </draw:line>
        <draw:rect draw:style-name="gr1" draw:text-style-name="P1" draw:layer="layout" svg:width="10.5cm" svg:height="1.5cm" svg:x="2cm" svg:y="10.5cm">
          <text:p text:style-name="P1">Links between old cluster's ID's</text:p>
          <text:p text:style-name="P1"><text:s/>And the newly created ones</text:p>
        </draw:rect>
        <draw:line draw:style-name="gr6" draw:text-style-name="P1" draw:layer="layout" svg:x1="12.5cm" svg:y1="11.5cm" svg:x2="15.5cm" svg:y2="14cm">
          <text:p/>
        </draw:line>
        <draw:line draw:style-name="gr6" draw:text-style-name="P1" draw:layer="layout" svg:x1="15.5cm" svg:y1="15.5cm" svg:x2="9cm" svg:y2="16.5cm">
          <text:p/>
        </draw:line>
        <draw:frame draw:style-name="gr5" draw:layer="layout" svg:width="13.5cm" svg:height="2.387cm" svg:x="12cm" svg:y="17cm">
          <draw:text-box>
            <text:p>Adopt new values in the side lists, using the ID as an index in the appropriate link-map to find the new cluster's ID.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tionale on link-map method</text:p>
          </draw:text-box>
        </draw:frame>
        <draw:frame presentation:style-name="pr4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Because names of clusters not unique between sides, clashing keys would occur.</text:p>
              </text:list-item>
              <text:list-item>
                <text:p>Having two smaller maps drops the probability of hashing problems</text:p>
              </text:list-item>
              <text:list-item>
                <text:p>Doesn't lock down parent record by passing it wholesale to one function.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4M8S</meta:editing-duration>
    <meta:editing-cycles>4</meta:editing-cycles>
    <meta:generator>OpenOffice/4.1.2$Win32 OpenOffice.org_project/412m3$Build-9782</meta:generator>
    <dc:date>2017-10-11T18:47:14.93</dc:date>
    <meta:document-statistic meta:object-count="89"/>
  </office:meta>
</office:document-meta>
</file>